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ork Sans" svg:font-family="'Work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.71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Work Sans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Work Sans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Work Sans"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Work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5.328cm" presentation:class="title" presentation:user-transformed="true">
          <draw:text-box>
            <text:p text:style-name="P1"><text:span text:style-name="T1">Introduction to Python</text:span></text:p>
          </draw:text-box>
        </draw:frame>
        <draw:frame presentation:style-name="pr2" draw:text-style-name="P2" draw:layer="layout" svg:width="25.199cm" svg:height="1.889cm" svg:x="1.4cm" svg:y="7.798cm" presentation:class="subtitle" presentation:user-transformed="true">
          <draw:text-box>
            <text:p><text:span text:style-name="T2">By Marc Anthony B Reyes</text:span></text:p>
            <text:p><text:span text:style-name="T2">BS Computer Science 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3">Outline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Background</text:p>
              </text:list-item>
              <text:list-item>
                <text:p text:style-name="P3">Syntax</text:p>
              </text:list-item>
              <text:list-item>
                <text:p text:style-name="P3">Types/Operators/Control Flow</text:p>
              </text:list-item>
              <text:list-item>
                <text:p text:style-name="P3">Functions</text:p>
              </text:list-item>
              <text:list-item>
                <text:p text:style-name="P3">Classes</text:p>
              </text:list-item>
              <text:list-item>
                <text:p text:style-name="P3">Tool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3">What is Python?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Multi-purpose (Web, GUI, Scripting, etc.)</text:p>
              </text:list-item>
              <text:list-item>
                <text:p text:style-name="P3">Object-oriented</text:p>
              </text:list-item>
              <text:list-item>
                <text:p text:style-name="P3">Interpreted</text:p>
              </text:list-item>
              <text:list-item>
                <text:p text:style-name="P3">Strongly-typed and dynamically-typed</text:p>
              </text:list-item>
              <text:list-item>
                <text:p text:style-name="P3">Focus on readability and productivit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3">Features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Interactive shell</text:p>
              </text:list-item>
              <text:list-item>
                <text:p text:style-name="P3">Strong introspection</text:p>
              </text:list-item>
              <text:list-item>
                <text:p text:style-name="P3">Cross-platform</text:p>
              </text:list-item>
              <text:list-item>
                <text:p text:style-name="P3">CPython, Jython, IronPython, PyP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3">Who Uses Python?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Google</text:p>
              </text:list-item>
              <text:list-item>
                <text:p text:style-name="P3">PBS</text:p>
              </text:list-item>
              <text:list-item>
                <text:p text:style-name="P3">NASA</text:p>
              </text:list-item>
              <text:list-item>
                <text:p text:style-name="P3">Library of Congress</text:p>
              </text:list-item>
              <text:list-item>
                <text:p text:style-name="P3">The Onion</text:p>
              </text:list-item>
              <text:list-item>
                <text:p text:style-name="P3">The list goes on..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3">Current Applications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Web Development</text:p>
              </text:list-item>
              <text:list-item>
                <text:p text:style-name="P3">GUI</text:p>
              </text:list-item>
              <text:list-item>
                <text:p text:style-name="P3">Data Science</text:p>
              </text:list-item>
              <text:list-item>
                <text:p text:style-name="P3">Web Scripting</text:p>
              </text:list-item>
              <text:list-item>
                <text:p text:style-name="P3">Machine Learning/Artificial Intelligence</text:p>
              </text:list-item>
              <text:list-item>
                <text:p text:style-name="P3">The list goes on..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3">Releases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Created in 1989 by Guido Van Rossum</text:p>
              </text:list-item>
              <text:list-item>
                <text:p text:style-name="P3">Python 1.0 released in 1994</text:p>
              </text:list-item>
              <text:list-item>
                <text:p text:style-name="P3">Python 2.0 released in 2000</text:p>
              </text:list-item>
              <text:list-item>
                <text:p text:style-name="P3">Python 3.0 released in 2008</text:p>
              </text:list-item>
              <text:list-item>
                <text:p text:style-name="P3">Python 3.7 released in 2017</text:p>
              </text:list-item>
              <text:list-item>
                <text:p text:style-name="P3">Commonly used versions are 2.7x and 3.x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3">Installation for Windows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<text:span text:style-name="T4">Step 1: Download the Python 3 Installer</text:span></text:p>
                <text:list>
                  <text:list-item>
                    <text:p><text:span text:style-name="T4">Open a browser window and navigate to the </text:span><text:span text:style-name="T4">Download page for Windows at python.org.</text:span></text:p>
                  </text:list-item>
                  <text:list-item>
                    <text:p><text:span text:style-name="T4">Underneath the heading at the top that says </text:span><text:span text:style-name="T4">Python Releases for Windows, click on the link </text:span><text:span text:style-name="T4">for the Latest Python 3 Release - Python 3.x.x. </text:span><text:span text:style-name="T4">(As of this writing, the latest is Python 3.7)</text:span></text:p>
                  </text:list-item>
                  <text:list-item>
                    <text:p><text:span text:style-name="T4">Scroll to the bottom and select either </text:span><text:span text:style-name="T4">Windows x86-64 executable installer for 64-</text:span><text:span text:style-name="T4">bit or Windows x86 executable installer for 32-</text:span><text:span text:style-name="T4">bi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3">Installation for Linux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<text:span text:style-name="T4">python --version</text:span></text:p>
              </text:list-item>
              <text:list-item>
                <text:p text:style-name="P3"><text:span text:style-name="T4">python2 --version </text:span></text:p>
              </text:list-item>
              <text:list-item>
                <text:p text:style-name="P3"><text:span text:style-name="T4">python3 --version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3">Installation for Ubuntu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<text:span text:style-name="T4">Ubuntu 17.10, Ubuntu 18.04 (and above) </text:span><text:span text:style-name="T4">come with Python 3.6 by default. You </text:span><text:span text:style-name="T4">should be able to invoke it with the </text:span><text:span text:style-name="T4">command python3.</text:span></text:p>
              </text:list-item>
              <text:list-item>
                <text:p text:style-name="P3"><text:span text:style-name="T4">Ubuntu 16.10 and 17.04 do not come with </text:span><text:span text:style-name="T4">Python 3.6 by default, but it is in the </text:span><text:span text:style-name="T4">Universe repository. You should be able to </text:span><text:span text:style-name="T4">install it with the following commands:</text:span></text:p>
                <text:list>
                  <text:list-item>
                    <text:p><text:span text:style-name="T4">$ sudo apt-get update</text:span></text:p>
                  </text:list-item>
                  <text:list-item>
                    <text:p><text:span text:style-name="T4">$ sudo apt-get install python3.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3">Other Ways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<text:span text:style-name="T4">Installing via distribution</text:span></text:p>
                <text:list>
                  <text:list-item>
                    <text:p><text:span text:style-name="T4">Anaconda</text:span></text:p>
                  </text:list-item>
                </text:list>
              </text:list-item>
              <text:list-item>
                <text:p text:style-name="P3"><text:span text:style-name="T4">Building from source (takes time and </text:span><text:span text:style-name="T4">could be complicated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3">Let’s Get This Started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<text:span text:style-name="T4">My current setup</text:span></text:p>
                <text:list>
                  <text:list-item>
                    <text:p><text:span text:style-name="T4">Python version: 3.6 (Anaconda)</text:span></text:p>
                  </text:list-item>
                  <text:list-item>
                    <text:p><text:span text:style-name="T4">Platform used: Jupyter Notebook</text:span></text:p>
                  </text:list-item>
                  <text:list-item>
                    <text:p><text:span text:style-name="T4">TensorFlow: 1.12 (if we have more tim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3">Code Availability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<text:span text:style-name="T4">Clone repository at:</text:span></text:p>
                <text:list>
                  <text:list-item>
                    <text:p><text:span text:style-name="T4">https://github.com/marcreyesph/xcel-pdp-</text:span><text:span text:style-name="T4">dec1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ork Sans" svg:font-family="'Work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5T07:19:46.830404616</meta:creation-date>
    <dc:date>2018-12-15T09:31:49.193456840</dc:date>
    <meta:editing-duration>PT2H11M53S</meta:editing-duration>
    <meta:editing-cycles>27</meta:editing-cycles>
    <meta:generator>LibreOffice/6.0.7.3$Linux_X86_64 LibreOffice_project/00m0$Build-3</meta:generator>
    <meta:document-statistic meta:object-count="73"/>
  </office:meta>
</office:document-meta>
</file>